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start"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style:font-style-asian="normal" style:font-style-complex="normal"/>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Standard">
      <style:paragraph-properties fo:text-align="start"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code">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Contents_20_1">
      <style:text-properties fo:font-style="italic" style:font-style-asian="italic" style:font-style-complex="italic"/>
    </style:style>
    <style:style style:name="P14" style:family="paragraph" style:parent-style-name="code">
      <style:text-properties fo:font-style="italic" fo:font-weight="bold" style:font-style-asian="italic" style:font-weight-asian="bold" style:font-style-complex="italic" style:font-weight-complex="bold"/>
    </style:style>
    <style:style style:name="P15" style:family="paragraph" style:parent-style-name="code">
      <style:text-properties fo:color="#000080"/>
    </style:style>
    <style:style style:name="P16" style:family="paragraph" style:parent-style-name="code">
      <style:text-properties fo:color="#000080" fo:font-weight="bold" style:font-weight-asian="bold" style:font-weight-complex="bold"/>
    </style:style>
    <style:style style:name="P17" style:family="paragraph" style:parent-style-name="code">
      <style:text-properties fo:color="#33cc66"/>
    </style:style>
    <style:style style:name="P18" style:family="paragraph" style:parent-style-name="code">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 format de fichier .geo</text:p>
      <text:p text:style-name="Standard"/>
      <text:p text:style-name="P1">Documentation par Nicolas Pourcelot <text:span text:style-name="T1">© </text:span>2006</text:p>
      <text:p text:style-name="P1">Librement redistribuable et modifiable selon les termes de la GNU Free Documentation License.</text:p>
      <text:p text:style-name="P1">Dernière révision le <text:date style:data-style-name="N76" text:date-value="2006-11-15T20:35:03.75">15 novembre 2006</text:dat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Page_20_Number"/>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Page_20_Number"/>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Page_20_Numbe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Avant-propos<text:tab/><text:a xlink:type="simple" xlink:href="#1.Avant-propos|outline" text:style-name="Page_20_Number" text:visited-style-name="Page_20_Number">1</text:a></text:p>
          <text:p text:style-name="P3">I. Spécifications de forme<text:tab/><text:a xlink:type="simple" xlink:href="#2.I. Spécifications de forme|outline" text:style-name="Page_20_Number" text:visited-style-name="Page_20_Number">2</text:a></text:p>
          <text:p text:style-name="P4">1. Caractères autorisés<text:tab/><text:a xlink:type="simple" xlink:href="#2.1.1. Caractères autorisés|outline" text:style-name="Page_20_Number" text:visited-style-name="Page_20_Number">2</text:a></text:p>
          <text:p text:style-name="P4">2. Structure externe du document<text:tab/><text:a xlink:type="simple" xlink:href="#2.2.2. Structure externe du document|outline" text:style-name="Page_20_Number" text:visited-style-name="Page_20_Number">2</text:a></text:p>
          <text:p text:style-name="P4">3. Structuration du contenu<text:tab/><text:a xlink:type="simple" xlink:href="#2.3.3. Structuration du contenu|outline" text:style-name="Page_20_Number" text:visited-style-name="Page_20_Number">3</text:a></text:p>
          <text:p text:style-name="P5">a) Règles de structuration<text:tab/><text:a xlink:type="simple" xlink:href="#2.3.1.a) Règles de structuration|outline" text:style-name="Page_20_Number" text:visited-style-name="Page_20_Number">3</text:a></text:p>
          <text:p text:style-name="P5">b) Exemples<text:tab/><text:a xlink:type="simple" xlink:href="#2.3.2.b) Exemples|outline" text:style-name="Page_20_Number" text:visited-style-name="Page_20_Number">3</text:a></text:p>
          <text:p text:style-name="P5">c) Contre-exemples commentés<text:tab/><text:a xlink:type="simple" xlink:href="#2.3.3.c) Contre-exemples commentés|outline" text:style-name="Page_20_Number" text:visited-style-name="Page_20_Number">4</text:a></text:p>
          <text:p text:style-name="P3">II. Balises courantes<text:tab/><text:a xlink:type="simple" xlink:href="#3.II. Balises courantes|outline" text:style-name="Page_20_Number" text:visited-style-name="Page_20_Number">5</text:a></text:p>
          <text:p text:style-name="P4">1. Avertissement<text:tab/><text:a xlink:type="simple" xlink:href="#3.1.1. Avertissement|outline" text:style-name="Page_20_Number" text:visited-style-name="Page_20_Number">5</text:a></text:p>
          <text:p text:style-name="P4">2. Liste des balises de niveau 1<text:tab/><text:a xlink:type="simple" xlink:href="#3.2.2. Liste des balises de niveau 1|outline" text:style-name="Page_20_Number" text:visited-style-name="Page_20_Number">5</text:a></text:p>
          <text:p text:style-name="P4">3. Exemples de fichier<text:tab/><text:a xlink:type="simple" xlink:href="#3.3.3. Exemples de fichier|outline" text:style-name="Page_20_Number" text:visited-style-name="Page_20_Number">5</text:a></text:p>
          <text:p text:style-name="P5">a) Fichier produit par le module Geometre.<text:tab/><text:a xlink:type="simple" xlink:href="#3.3.1.a) Fichier produit par le module Geometre.|outline" text:style-name="Page_20_Number" text:visited-style-name="Page_20_Number">5</text:a></text:p>
          <text:p text:style-name="P5">b) Fichier produit par le module Traceur<text:tab/><text:a xlink:type="simple" xlink:href="#3.3.2.b) Fichier produit par le module Traceur|outline" text:style-name="Page_20_Number" text:visited-style-name="Page_20_Number">7</text:a></text:p>
          <text:p text:style-name="P3">III. « Document Type Definition »<text:tab/><text:a xlink:type="simple" xlink:href="#4.III. « Document Type Definition »|outline" text:style-name="Page_20_Number" text:visited-style-name="Page_20_Number">11</text:a></text:p>
          <text:p text:style-name="P4">1. Notes<text:tab/><text:a xlink:type="simple" xlink:href="#4.1.1. Notes|outline" text:style-name="Page_20_Number" text:visited-style-name="Page_20_Number">11</text:a></text:p>
          <text:p text:style-name="P4">2. Contenu<text:tab/><text:a xlink:type="simple" xlink:href="#4.2.2. Contenu|outline" text:style-name="Page_20_Number" text:visited-style-name="Page_20_Number">12</text:a></text:p>
        </text:index-body>
      </text:table-of-content>
      <text:p text:style-name="Text_20_body"/>
      <text:p text:style-name="Text_20_body"/>
      <text:h text:style-name="Heading_20_1" text:outline-level="1">Avant-propos</text:h>
      <text:p text:style-name="Text_20_body">Le format de fichier de fichier utilisé par geolib respecte les spécifications XML 1.0.</text:p>
      <text:p text:style-name="Text_20_body"/>
      <text:p text:style-name="Text_20_body">Cependant, je ferais ici deux remarques.</text:p>
      <text:p text:style-name="Text_20_body">La première, c'est qu'une implémentation complète des spécifications XML aurait été assez pénible, et passablement superflue. Par conséquent, l'implémentation de XML utilisée par l'API de geolib est très partielle, et les restrictions imposées sont significativement plus importantes que pour un document XML « classique ».</text:p>
      <text:p text:style-name="Text_20_body">La deuxième, c'est que la structure n'est pas entièrement traduite en XML.<text:line-break/>WxGéométrie possède un interpréteur python « personnalisé » intégré, qui est accessible en ligne de commande. Cet interpréteur ne reconnaît pas les instructions potentiellement dangereuses, et embarque un espace de noms et des librairies propres à WxGéométrie.<text:line-break/>Traduire en XML une suite d'instructions Python serait à mon avis contre-productif, au moins dans l'état actuel des choses<text:note text:id="ftn1" text:note-class="footnote"><text:note-citation>1</text:note-citation><text:note-body><text:p text:style-name="Footnote">Somme toute, il est peut probable que le format de fichier .geo devienne un jour un standard ;-)<text:line-break/>Le but est essentiellement d'avoir un format de fichier lisible par un humain, et traitable au besoin par ordinateur – encore que cette dernière éventualité ne soit pas si probable !<text:line-break/>Concernant le débat XML/ Python, on peut retenir qu'une utilisation plus systématique d'XML augmenterait le temps de traitement du fichier et le temps de développement et la taille du code source de WxGéométrie, . Enfin elle fait perdre en puissance et en flexibilité. Par contre, elle rendrait le fichier plus homogène, et plus facilement lisible par un programme externe, du fait de bibliothèques de traitement déjà existantes. Enfin, elle rendrait plus improbables d'éventuelles failles de sécurité toujours possibles.</text:p></text:note-body></text:note>.</text:p>
      <text:p text:style-name="Text_20_body">Dernière remarque concernant XML, je suis loin de bien maîtriser le sujet. D'ailleurs, c'est aussi une des raisons de l'existence de ce document – sinon, j'utiliserais peut-être un « XML Schema », ou plus modestement un « Document Type Definition ».</text:p>
      <text:p text:style-name="P6"/>
      <text:h text:style-name="Heading_20_1" text:outline-level="1">I. Spécifications de forme</text:h>
      <text:p text:style-name="Text_20_body">Le vocabulaire utilisé ici est autant que possible celui couramment employé pour la description de fichiers XML.</text:p>
      <text:h text:style-name="Heading_20_2" text:outline-level="2">1. C<text:span text:style-name="T2">aractères autorisés</text:span></text:h>
      <text:p text:style-name="P7">L'encodage du document doit se faire en UTF-8.</text:p>
      <text:p text:style-name="P7">Le caractère &amp; est interdit, sauf au début d'un appel de caractères.<text:line-break/>Il doit être remplacé par l'appel de caractère « <text:span text:style-name="T2">&amp;amp;</text:span> ».</text:p>
      <text:p text:style-name="P7">Les caractères &lt; et &gt; sont interdits, sauf en début et en fin de balise.<text:line-break/>Ils doivent être respectivement remplacés par les appels de caractères « <text:span text:style-name="T2">&amp;lt;</text:span> » et « <text:span text:style-name="T2">&amp;gt;</text:span> ».</text:p>
      <text:p text:style-name="P7">Les caractères " et ' sont interdits dans les valeurs d'attributs.<text:line-break/>Ils peuvent être utilisés ailleurs dans le document.</text:p>
      <text:p text:style-name="P7"><text:line-break/>On pourra utiliser librement les retours à la ligne (Unix, Windows ou Mac, au choix) entre les balises.<text:line-break/>De manière générale, les retours à la ligne peuvent s'effectuer indifféremment selon une de ces trois conventions<text:note text:id="ftn2" text:note-class="footnote"><text:note-citation>2</text:note-citation><text:note-body><text:p text:style-name="Footnote">Python supporte en effet nativement les trois. L'encodage se fera donc de préférence selon la plateforme de travail de l'utilisateur.</text:p></text:note-body></text:note>.</text:p>
      <text:h text:style-name="Heading_20_2" text:outline-level="2">2. Structure externe du document</text:h>
      <text:p text:style-name="Text_20_body">Le document commencera par la ligne suivante :</text:p>
      <text:p text:style-name="code">&lt;?xml version='1.0' encoding='utf-8'?&gt;</text:p>
      <text:p text:style-name="Text_20_body"/>
      <text:p text:style-name="Text_20_body">Le reste du document sera contenu entre les balises <text:span text:style-name="T2">&lt;Document&gt;</text:span> et <text:span text:style-name="T2">&lt;/Document&gt;</text:span>.</text:p>
      <text:p text:style-name="Text_20_body">Un document vide ressemblera donc à ceci :</text:p>
      <text:p text:style-name="code">&lt;?xml version='1.0' encoding='utf-8'?&gt;</text:p>
      <text:p text:style-name="code">&lt;Document type='WxGeometrie' version='0.106.9' module='geometre'&gt;</text:p>
      <text:p text:style-name="code">&lt;/Document&gt;</text:p>
      <text:p text:style-name="Text_20_body"/>
      <text:p text:style-name="Text_20_body">La balise <text:span text:style-name="T2">&lt;Document&gt;</text:span> doit comporter les attributs suivants :</text:p>
      <text:list text:style-name="L1">
        <text:list-item>
          <text:p text:style-name="P8">un argument de nom « type », et dont la valeur doit toujours être « WxGeometrie »<text:note text:id="ftn3" text:note-class="footnote"><text:note-citation>3</text:note-citation><text:note-body><text:p text:style-name="Footnote">Ceci pourrait varier à l'avenir. En particulier, WxGeometrie pourrait devenir WxGéométrie. Le logiciel pourrait aussi changer de nom...</text:p></text:note-body></text:note>.</text:p>
        </text:list-item>
        <text:list-item>
          <text:p text:style-name="P8">un argument de nom « version », et dont la valeur doit être le numéro de la version de WxGéométrie ayant servi à produire le document.<text:line-break/>Ce numéro de version doit être une succession de nombres entiers positifs ou nuls séparés par des points<text:note text:id="ftn4" text:note-class="footnote"><text:note-citation>4</text:note-citation><text:note-body><text:p text:style-name="Footnote">La convention respectée par WxGéométrie est que deux numéros de versions soient classés en comparant les premiers nombres. Si cela ne suffit pas, on compare les deuxièmes nombres, et ainsi de suite.<text:line-break/>Par convention, une absence de nombre est <text:s/>traité comme un « -1 ».<text:line-break/>Par exemple, on a 0.105.99 &lt; 0.106 &lt; 0.106.0 &lt; 0.106.1 &lt; 0.106.1.3 .</text:p></text:note-body></text:note>.</text:p>
        </text:list-item>
        <text:list-item>
          <text:p text:style-name="P8">Un argument de nom « module », et dont la valeur doit être le nom du module ayant servi à créer le fichier<text:note text:id="ftn5" text:note-class="footnote"><text:note-citation>5</text:note-citation><text:note-body><text:p text:style-name="Footnote">Cf. « documentation de l'API.odt ».<text:line-break/>Ce nom doit être celui du sous-dossier du dossier <text:span text:style-name="T2">modules/</text:span><text:span text:style-name="T3"> qui contient le module.</text:span></text:p></text:note-body></text:note>.</text:p>
        </text:list-item>
      </text:list>
      <text:p text:style-name="Text_20_body"/>
      <text:p text:style-name="Text_20_body">Elle peut comporter d'autres arguments.</text:p>
      <text:h text:style-name="Heading_20_2" text:outline-level="2">3. Structuration du contenu</text:h>
      <text:h text:style-name="Heading_20_3" text:outline-level="3">a) Règles de structuration</text:h>
      <text:p text:style-name="Text_20_body">Entre les balises <text:span text:style-name="T2">&lt;Document&gt;</text:span> et <text:span text:style-name="T2">&lt;/Document&gt;</text:span>, et entre chaque couple de type « <text:span text:style-name="T2">&lt;balise&gt;</text:span> » et « <text:span text:style-name="T2">&lt;/balise&gt;</text:span> », on aura une ou plusieurs balises ouvrantes et fermantes.</text:p>
      <text:p text:style-name="Text_20_body">Les restrictions par rapport aux spécifications XML 1.0 sont :</text:p>
      <text:list text:style-name="L2">
        <text:list-item>
          <text:p text:style-name="P9">les balises d'éléments vides<text:note text:id="ftn6" text:note-class="footnote"><text:note-citation>6</text:note-citation><text:note-body><text:p text:style-name="Footnote">Les balises à la fois ouvrantes et fermantes. Exemple : <text:span text:style-name="T2">&lt;br /&gt;</text:span> en XHTML.</text:p></text:note-body></text:note> sont interdites,</text:p>
        </text:list-item>
      </text:list>
      <text:list text:style-name="L3">
        <text:list-item>
          <text:p text:style-name="P10">les commentaires<text:note text:id="ftn7" text:note-class="footnote"><text:note-citation>7</text:note-citation><text:note-body><text:p text:style-name="Footnote">Exemple : <text:span text:style-name="T2">&lt;!--Mon commentaire--&gt;</text:span></text:p></text:note-body></text:note> sont interdits,</text:p>
        </text:list-item>
        <text:list-item>
          <text:p text:style-name="P10">les sections de type CDATA sont interdites,</text:p>
        </text:list-item>
        <text:list-item>
          <text:p text:style-name="P10">le contenu ne peut pas être mixte (par exemple, un élément ne peut pas contenir à la fois du texte et d'autres éléments),</text:p>
        </text:list-item>
        <text:list-item>
          <text:p text:style-name="P10">une balise (autre que le <text:span text:style-name="T2">&lt;Document&gt;</text:span> initial) <text:span text:style-name="T4">ne peut pas avoir d'attributs</text:span>.</text:p>
        </text:list-item>
      </text:list>
      <text:p text:style-name="Text_20_body"/>
      <text:p text:style-name="Text_20_body">Autrement dit, <text:span text:style-name="T4">entre chaque couple « balise ouvrante »-« balise fermante », on peut avoir </text:span><text:span text:style-name="T5">ou bien</text:span><text:span text:style-name="T6"> du texte, </text:span><text:span text:style-name="T5">ou bien</text:span><text:span text:style-name="T6"> un ou plusieurs couples <text:s/>« balise ouvrante »-« balise fermante », mais pas autre chose, et pas les deux à la fois</text:span><text:span text:style-name="T3">.</text:span></text:p>
      <text:p text:style-name="P7"/>
      <text:p text:style-name="P7">Les <text:span text:style-name="T4">noms de balise</text:span> doivent commencer par un caractère alphabétique majuscule ou minuscule : [A-Z] | [a-z]<text:note text:id="ftn8" text:note-class="footnote"><text:note-citation>8</text:note-citation><text:note-body><text:p text:style-name="Footnote">Globalement, un nom de balise valide est un nom de variable valide pour Python, à une restriction près : l'interdiction des tirets-bas en début de balise. (Ceci car les noms d'attributs commençant par des tirets-bas sont traités différemment en Python).</text:p></text:note-body></text:note>.</text:p>
      <text:p text:style-name="P7">Ils ne doivent comporter que des caractères alphanumériques, ou des tirets-bas : [A-Z] | [a-z] | [0-9] | "_"<text:line-break/></text:p>
      <text:p text:style-name="P7">Par convention, les balises de niveau 1 (celles qui prennent directement appui sur <text:span text:style-name="T2">&lt;Document&gt;</text:span>) commencent par une majuscule, et les autres par une minuscule, pour plus de lisibilité.</text:p>
      <text:h text:style-name="Heading_20_3" text:outline-level="3">b) Exemples</text:h>
      <text:p text:style-name="Text_20_body">Une exemple simple</text:p>
      <text:p text:style-name="code">&lt;?xml version='1.0' encoding='utf-8'?&gt;</text:p>
      <text:p text:style-name="code">&lt;Document type='WxGeometrie' version='0.106.9' module='geometre'&gt;</text:p>
      <text:p text:style-name="code">&lt;Hello_&gt;</text:p>
      <text:p text:style-name="code">&lt;/Figure&gt;</text:p>
      <text:p text:style-name="code">&lt;/Document&gt;</text:p>
      <text:p text:style-name="Text_20_body"/>
      <text:p text:style-name="code">&lt;?xml version='1.0' encoding='utf-8'?&gt;</text:p>
      <text:p text:style-name="code">&lt;Document type='WxGeometrie' version='0.106.9' module='geometre'&gt;</text:p>
      <text:p text:style-name="code">&lt;Figure&gt;</text:p>
      <text:p text:style-name="code">&lt;/Figure&gt;</text:p>
      <text:p text:style-name="code">&lt;Figure&gt;</text:p>
      <text:p text:style-name="code">&lt;Proprietes&gt;</text:p>
      <text:p text:style-name="code">Diverses propriétés peuvent prendre place ici.</text:p>
      <text:p text:style-name="code">&lt;/Proprietes&gt;</text:p>
      <text:p text:style-name="code">&lt;Contenu&gt;</text:p>
      <text:p text:style-name="code">&lt;/Contenu&gt;</text:p>
      <text:p text:style-name="code">&lt;/Figure&gt;</text:p>
      <text:p text:style-name="code">&lt;Autres_infos&gt;</text:p>
      <text:p text:style-name="code">Blablablabla...</text:p>
      <text:p text:style-name="code">&lt;/Autres_infos&gt;</text:p>
      <text:p text:style-name="code">&lt;/Document&gt;</text:p>
      <text:p text:style-name="Text_20_body"/>
      <text:h text:style-name="Heading_20_3" text:outline-level="3">c) Contre-exemples commentés</text:h>
      <text:p text:style-name="Text_20_body">Ces contre-exemples illustrent les restrictions supplémentaires par rapport aux spécifications XML. </text:p>
      <text:p text:style-name="Text_20_body"/>
      <text:p text:style-name="code">&lt;?xml version='1.0' encoding='utf-8'?&gt;</text:p>
      <text:p text:style-name="code">&lt;Document type='WxGeometrie' version='0.106.9' module='geometre'&gt;</text:p>
      <text:p text:style-name="code">&lt;<text:span text:style-name="T4">Balise-perso</text:span>&gt;</text:p>
      <text:p text:style-name="code">&lt;/Balise-perso&gt;</text:p>
      <text:p text:style-name="code">&lt;/Document&gt;</text:p>
      <text:p text:style-name="Text_20_body">Le nom de balise est incorrect (caractère « - » non supporté).</text:p>
      <text:p text:style-name="Text_20_body"/>
      <text:p text:style-name="code">&lt;?xml version='1.0' encoding='utf-8'?&gt;</text:p>
      <text:p text:style-name="code">&lt;Document type='WxGeometrie' version='0.106.9' module='geometre'&gt;</text:p>
      <text:p text:style-name="code">&lt;Ma_balise&gt;</text:p>
      <text:p text:style-name="P11">Salut !</text:p>
      <text:p text:style-name="P11">&lt;Autres&gt;</text:p>
      <text:p text:style-name="P11">&lt;/Autres&gt;</text:p>
      <text:p text:style-name="code">&lt;/Ma_balise&gt;</text:p>
      <text:p text:style-name="code">&lt;/Document&gt;</text:p>
      <text:p text:style-name="Text_20_body">Le contenu entre <text:span text:style-name="T2">&lt;Ma_balise&gt;</text:span><text:span text:style-name="T3"> et </text:span><text:span text:style-name="T2">&lt;/Ma_balise&gt;</text:span><text:span text:style-name="T3"> est de type mixte, ce qui est interdit : il contient à la fois du texte – « </text:span><text:span text:style-name="T2">Salut !</text:span><text:span text:style-name="T3"> », et d'autres balises « </text:span><text:span text:style-name="T2">&lt;Autres&gt; &lt;/Autres</text:span><text:span text:style-name="T3">&gt; ».</text:span></text:p>
      <text:p text:style-name="Text_20_body"/>
      <text:p text:style-name="code">&lt;?xml version='1.0' encoding='utf-8'?&gt;</text:p>
      <text:p text:style-name="code">&lt;Document type='WxGeometrie' version='0.106.9' module='geometre'&gt;</text:p>
      <text:p text:style-name="code">&lt;Figure <text:span text:style-name="T4">export="png"</text:span>&gt;</text:p>
      <text:p text:style-name="code">&lt;/Figure&gt;</text:p>
      <text:p text:style-name="P11">&lt;!--Version provisoire--&gt;</text:p>
      <text:p text:style-name="code">&lt;/Document&gt;</text:p>
      <text:p text:style-name="Text_20_body">Les attributs sont interdits pour les balises autre que <text:span text:style-name="T2">&lt;Document&gt;</text:span><text:span text:style-name="T3">.<text:line-break/>Les commentaires sont interdits.</text:span></text:p>
      <text:p text:style-name="P7"/>
      <text:p text:style-name="code">&lt;?xml version='1.0' encoding='utf-8'?&gt;</text:p>
      <text:p text:style-name="code">&lt;Document type='WxGeometrie' version='0.106.9' module='geometre'&gt;</text:p>
      <text:p text:style-name="P11">&lt;Figure /&gt;</text:p>
      <text:p text:style-name="code">&lt;/Document&gt;</text:p>
      <text:p text:style-name="P7">Les balises vides sont interdites.</text:p>
      <text:p text:style-name="Text_20_body"/>
      <text:h text:style-name="P12" text:outline-level="1">II. Balises courantes</text:h>
      <text:h text:style-name="Heading_20_2" text:outline-level="2">1. Avertissement</text:h>
      <text:p text:style-name="Contents_20_1">Le but n'est pas ici de donner une liste exhaustive de toutes les balises possibles, d'autant que leur liste varie fréquemment au gré des ajouts de fonctionnalités à WxGéométrie.</text:p>
      <text:p text:style-name="Contents_20_1"/>
      <text:p text:style-name="Contents_20_1">On ne donnera ici que les balises utilisées par les modules courant, et de niveau 1<text:note text:id="ftn9" text:note-class="footnote"><text:note-citation>9</text:note-citation><text:note-body><text:p text:style-name="Footnote">C'est-à-dire qu'on trouve directement à la racine du document. Ou, dit encore autrement, <text:s/>qui dépendent de l'élément &lt;Document&gt; lui-même.</text:p></text:note-body></text:note>, afin d'éviter d'éventuels conflits de noms.</text:p>
      <text:p text:style-name="Contents_20_1"/>
      <text:h text:style-name="Heading_20_2" text:outline-level="2">2. Liste des balises de niveau 1</text:h>
      <text:p text:style-name="Contents_20_1"/>
      <text:p text:style-name="Contents_20_1"><draw:frame draw:style-name="fr1" draw:name="Objet1" text:anchor-type="paragraph" svg:x="0.009cm" svg:y="0.171cm" svg:width="18.969cm" svg:height="5.791cm" draw:z-index="0"><draw:object xlink:href="./Object 1" xlink:type="simple" xlink:show="embed" xlink:actuate="onLoad"/><draw:image xlink:href="./ObjectReplacements/Object 1" xlink:type="simple" xlink:show="embed" xlink:actuate="onLoad"/></draw:frame></text:p>
      <text:p text:style-name="Contents_20_1"/>
      <text:h text:style-name="Heading_20_2" text:outline-level="2">3. Exemples de fichier</text:h>
      <text:p text:style-name="P13">Les balises prenant appui sur la racine du document sont en bleu et en gras, pour plus de lisibilité.</text:p>
      <text:p text:style-name="P13">Les autres sont en bleu, sans gras.</text:p>
      <text:p text:style-name="P13">Les balises de début et fin de document sont en gras et italique.<text:line-break/>Le texte est en noir, sauf le code Python, en vert.<text:line-break/></text:p>
      <text:h text:style-name="Heading_20_3" text:outline-level="3">a) Fichier produit par le module <text:span text:style-name="T2">Geometre</text:span>.</text:h>
      <text:p text:style-name="P14">&lt;?xml version='1.0' encoding='utf-8'?&gt;</text:p>
      <text:p text:style-name="P14">&lt;Document type='WxGeometrie' version='0.106.9' module='geometre'&gt;</text:p>
      <text:p text:style-name="P11"><text:span text:style-name="balise_20_racine">&lt;Affichage&gt;</text:span></text:p>
      <text:p text:style-name="P15"><text:span text:style-name="balise">&lt;origine_axes&gt;</text:span></text:p>
      <text:p text:style-name="code">(0, 0)</text:p>
      <text:p text:style-name="code"><text:span text:style-name="balise">&lt;/origine_axes&gt;</text:span></text:p>
      <text:p text:style-name="code"><text:span text:style-name="balise">&lt;taille&gt;</text:span></text:p>
      <text:p text:style-name="code">{u'(': 5, u'+': 4, u'o': 3, u'&amp;gt;': 10}</text:p>
      <text:p text:style-name="code"><text:span text:style-name="balise">&lt;/taille&gt;</text:span></text:p>
      <text:p text:style-name="code"><text:span text:style-name="balise">&lt;style_point&gt;</text:span></text:p>
      <text:p text:style-name="code">u'+'</text:p>
      <text:p text:style-name="code"><text:span text:style-name="balise">&lt;/style_point&gt;</text:span></text:p>
      <text:p text:style-name="code"><text:span text:style-name="balise">&lt;resolution&gt;</text:span></text:p>
      <text:p text:style-name="code">1000</text:p>
      <text:p text:style-name="code"><text:span text:style-name="balise">&lt;/resolution&gt;</text:span></text:p>
      <text:p text:style-name="code"><text:span text:style-name="balise">&lt;affiche_fleches&gt;</text:span></text:p>
      <text:p text:style-name="code">True</text:p>
      <text:p text:style-name="code"><text:span text:style-name="balise">&lt;/affiche_fleches&gt;</text:span></text:p>
      <text:p text:style-name="code"><text:span text:style-name="balise">&lt;liste_axes&gt;</text:span></text:p>
      <text:p text:style-name="code">(0, 1)</text:p>
      <text:p text:style-name="code"><text:span text:style-name="balise">&lt;/liste_axes&gt;</text:span></text:p>
      <text:p text:style-name="code"><text:span text:style-name="balise">&lt;affiche_quadrillage&gt;</text:span></text:p>
      <text:p text:style-name="code">True</text:p>
      <text:p text:style-name="code"><text:span text:style-name="balise">&lt;/affiche_quadrillage&gt;</text:span></text:p>
      <text:p text:style-name="code"><text:span text:style-name="balise">&lt;quadrillages&gt;</text:span></text:p>
      <text:p text:style-name="code">(((None, None), u':', 0.5, u'k'),)</text:p>
      <text:p text:style-name="code"><text:span text:style-name="balise">&lt;/quadrillages&gt;</text:span></text:p>
      <text:p text:style-name="code"><text:span text:style-name="balise">&lt;orthonorme&gt;</text:span></text:p>
      <text:p text:style-name="code">False</text:p>
      <text:p text:style-name="code"><text:span text:style-name="balise">&lt;/orthonorme&gt;</text:span></text:p>
      <text:p text:style-name="code"><text:span text:style-name="balise">&lt;utiliser_repere&gt;</text:span></text:p>
      <text:p text:style-name="code">True</text:p>
      <text:p text:style-name="code"><text:span text:style-name="balise">&lt;/utiliser_repere&gt;</text:span></text:p>
      <text:p text:style-name="code"><text:span text:style-name="balise">&lt;gradu&gt;</text:span></text:p>
      <text:p text:style-name="code">(1, 1)</text:p>
      <text:p text:style-name="code"><text:span text:style-name="balise">&lt;/gradu&gt;</text:span></text:p>
      <text:p text:style-name="code"><text:span text:style-name="balise">&lt;repere&gt;</text:span></text:p>
      <text:p text:style-name="code">(u'O', u'I', u'J')</text:p>
      <text:p text:style-name="code"><text:span text:style-name="balise">&lt;/repere&gt;</text:span></text:p>
      <text:p text:style-name="code"><text:span text:style-name="balise">&lt;affiche_axes&gt;</text:span></text:p>
      <text:p text:style-name="code">True</text:p>
      <text:p text:style-name="code"><text:span text:style-name="balise">&lt;/affiche_axes&gt;</text:span></text:p>
      <text:p text:style-name="P16"><text:span text:style-name="balise_20_racine">&lt;/Affichage&gt;</text:span></text:p>
      <text:p text:style-name="code"><text:span text:style-name="balise_20_racine">&lt;Figure&gt;</text:span></text:p>
      <text:p text:style-name="P17"><text:span text:style-name="python">set_fenetre(-8, 8, -5, 5)</text:span></text:p>
      <text:p text:style-name="P17"><text:span text:style-name="python">M7=Point(Variable(6.01634877384),Variable(-3.57971014493), **{'style': '+', 'categorie': 'points', 'couleur': 'r', 'taille': 8, 'epaisseur': 1.0, 'label': '', 'visible': True, 'legende': 2, 'niveau': 10, 'fixe': False})</text:span></text:p>
      <text:p text:style-name="P17"><text:span text:style-name="python">M6=Point(Variable(1.76566757493),Variable(-1.63768115942), **{'style': '+', 'categorie': 'points', 'couleur': 'r', 'taille': 8, 'epaisseur': 1.0, 'label': '', 'visible': True, 'legende': 2, 'niveau': 10, 'fixe': False})</text:span></text:p>
      <text:p text:style-name="P17"><text:span text:style-name="python">M5=Point(Variable(0.828337874659),Variable(1.66666666667), **{'style': '+', 'categorie': 'points', 'couleur': 'r', 'taille': 8, 'epaisseur': 1.0, 'label': '', 'visible': True, 'legende': 2, 'niveau': 10, 'fixe': False})</text:span></text:p>
      <text:p text:style-name="P17"><text:span text:style-name="python">M4=Point(Variable(2.41961852861),Variable(3.75362318841), **{'style': '+', 'categorie': 'points', 'couleur': 'r', 'taille': 8, 'epaisseur': 1.0, 'label': '', 'visible': True, 'legende': 2, 'niveau': 10, 'fixe': False})</text:span></text:p>
      <text:p text:style-name="P17"><text:span text:style-name="python">M3=Point(Variable(-2.20163487738),Variable(-4.15942028986), **{'style': '+', 'categorie': 'points', 'couleur': 'r', 'taille': 8, 'epaisseur': 1.0, 'label': '', 'visible': True, 'legende': 2, 'niveau': 10, 'fixe': False})</text:span></text:p>
      <text:p text:style-name="P17"><text:span text:style-name="python">M2=Point(Variable(-5.55858310627),Variable(-3.92753623188), **{'style': '+', 'categorie': 'points', 'couleur': 'r', 'taille': 8, 'epaisseur': 1.0, 'label': '', 'visible': True, 'legende': 2, 'niveau': 10, 'fixe': False})</text:span></text:p>
      <text:p text:style-name="P17"><text:span text:style-name="python">M8=Point(Variable(6.43051771117),Variable(1.23188405797), **{'style': '+', 'categorie': 'points', 'couleur': 'r', 'taille': 8, 'epaisseur': 1.0, 'label': '', 'visible': True, 'legende': 2, 'niveau': 10, 'fixe': False})</text:span></text:p>
      <text:p text:style-name="P17"><text:span text:style-name="python">M1=Point(Variable(-1.89645776567),Variable(2.94202898551), **{'style': '+', 'categorie': 'points', 'couleur': 'r', 'taille': 8, 'epaisseur': 1.0, 'label': '', 'visible': True, 'legende': 2, 'niveau': 10, 'fixe': False})</text:span></text:p>
      <text:p text:style-name="P17"><text:span text:style-name="python">p2=Polygone([M4,M5,M6,M7,M8], **{'style': '-', 'categorie': 'polygones', 'couleur': 'y', 'epaisseur': 1.0, 'label': '', 'visible': True, 'legende': 0, 'niveau': 0, 'alpha': 0.20000000000000001})</text:span></text:p>
      <text:p text:style-name="P17"><text:span text:style-name="python">p1=Triangle(M1,M2,M3, **{'style': '-', 'categorie': 'polygones', 'couleur': 'y', 'epaisseur': 1.0, 'label': '', 'visible': True, 'legende': 0, 'niveau': 0, 'alpha': 0.20000000000000001})</text:span></text:p>
      <text:p text:style-name="P17"><text:span text:style-name="python">p2.cotes[0].style(**{'style': '-', 'categorie': 'polygones', 'couleur': 'y', 'epaisseur': 1.0, 'label': '', 'visible': True, 'legende': 0, 'niveau': 0, 'alpha': 0.20000000000000001})</text:span></text:p>
      <text:p text:style-name="P17"><text:span text:style-name="python">p2.cotes[1].style(**{'style': '-', 'categorie': 'polygones', 'couleur': 'y', 'epaisseur': 1.0, 'label': '', 'visible': True, 'legende': 0, 'niveau': 0, 'alpha': 0.20000000000000001})</text:span></text:p>
      <text:p text:style-name="P17"><text:span text:style-name="python">p2.cotes[2].style(**{'style': '-', 'categorie': 'polygones', 'couleur': (0.0, 0.50196078431372548, 0.0), 'epaisseur': 1.0, 'label': '', 'visible': True, 'legende': 0, 'niveau': 0, 'alpha': 0.20000000000000001})</text:span></text:p>
      <text:p text:style-name="P17"><text:span text:style-name="python">p2.cotes[3].style(**{'style': '-', 'categorie': 'polygones', 'couleur': 'y', 'epaisseur': 1.0, 'label': '', 'visible': True, 'legende': 0, 'niveau': 0, 'alpha': 0.20000000000000001})</text:span></text:p>
      <text:p text:style-name="P17"><text:span text:style-name="python">p2.cotes[4].style(**{'style': '-', 'categorie': 'polygones', 'couleur': 'y', 'epaisseur': 1.0, 'label': '', 'visible': True, 'legende': 0, 'niveau': 0, 'alpha': 0.20000000000000001})</text:span></text:p>
      <text:p text:style-name="P17"><text:span text:style-name="python">p1.cotes[0].style(**{'style': '-', 'categorie': 'polygones', 'couleur': 'y', 'epaisseur': 1.0, 'label': '', 'visible': True, 'legende': 0, 'niveau': 0, 'alpha': 0.20000000000000001})</text:span></text:p>
      <text:p text:style-name="P17"><text:span text:style-name="python">p1.cotes[1].style(**{'style': '-', 'categorie': 'polygones', 'couleur': 'y', 'epaisseur': 1.0, 'label': '', 'visible': True, 'legende': 0, 'niveau': 0, 'alpha': 0.20000000000000001})</text:span></text:p>
      <text:p text:style-name="P17"><text:span text:style-name="python">p1.cotes[2].style(**{'style': '-', 'categorie': 'polygones', 'couleur': 'y', 'epaisseur': 1.0, 'label': '', 'visible': True, 'legende': 0, 'niveau': 0, 'alpha': 0.20000000000000001})</text:span></text:p>
      <text:p text:style-name="code"><text:span text:style-name="balise_20_racine">&lt;/Figure&gt;</text:span></text:p>
      <text:p text:style-name="P14">&lt;/Document&gt;</text:p>
      <text:p text:style-name="Text_20_body"/>
      <text:h text:style-name="Heading_20_3" text:outline-level="3">b) Fichier produit par le module <text:span text:style-name="T2">Traceur</text:span></text:h>
      <text:p text:style-name="P14">&lt;?xml version='1.0' encoding='utf-8'?&gt;</text:p>
      <text:p text:style-name="P14">&lt;Document type='WxGeometrie' version='0.106' module='traceur'&gt;</text:p>
      <text:p text:style-name="P18"><text:span text:style-name="balise_20_racine">&lt;Courbe&gt;</text:span></text:p>
      <text:p text:style-name="P18"><text:span text:style-name="balise">&lt;Y&gt;</text:span></text:p>
      <text:p text:style-name="P18"><text:s/>-{3}x -{318}+{120}ln(x +{10})</text:p>
      <text:p text:style-name="P18"><text:span text:style-name="balise">&lt;/Y&gt;</text:span></text:p>
      <text:p text:style-name="P18"><text:span text:style-name="balise">&lt;intervalle&gt;</text:span></text:p>
      <text:p text:style-name="P18">[15;40]</text:p>
      <text:p text:style-name="P18"><text:span text:style-name="balise">&lt;/intervalle&gt;</text:span></text:p>
      <text:p text:style-name="P18"><text:span text:style-name="balise">&lt;active&gt;</text:span></text:p>
      <text:p text:style-name="P18">Fals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25</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Fals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0.026}x +{0.194}</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Courbe&gt;</text:span></text:p>
      <text:p text:style-name="P18"><text:span text:style-name="balise">&lt;Y&gt;</text:span></text:p>
      <text:p text:style-name="P18"><text:span text:style-name="balise"/></text:p>
      <text:p text:style-name="P18"><text:span text:style-name="balise">&lt;/Y&gt;</text:span></text:p>
      <text:p text:style-name="P18"><text:span text:style-name="balise">&lt;intervalle&gt;</text:span></text:p>
      <text:p text:style-name="P18"><text:span text:style-name="balise"/></text:p>
      <text:p text:style-name="P18"><text:span text:style-name="balise">&lt;/intervalle&gt;</text:span></text:p>
      <text:p text:style-name="P18"><text:span text:style-name="balise">&lt;active&gt;</text:span></text:p>
      <text:p text:style-name="P18">True</text:p>
      <text:p text:style-name="P18"><text:span text:style-name="balise">&lt;/active&gt;</text:span></text:p>
      <text:p text:style-name="P18"><text:span text:style-name="balise_20_racine">&lt;/Courbe&gt;</text:span></text:p>
      <text:p text:style-name="P18"><text:span text:style-name="balise_20_racine">&lt;Affichage&gt;</text:span></text:p>
      <text:p text:style-name="P18"><text:span text:style-name="balise">&lt;origine_axes&gt;</text:span></text:p>
      <text:p text:style-name="P18">(0, 0)</text:p>
      <text:p text:style-name="P18"><text:span text:style-name="balise">&lt;/origine_axes&gt;</text:span></text:p>
      <text:p text:style-name="P18"><text:span text:style-name="balise">&lt;taille&gt;</text:span></text:p>
      <text:p text:style-name="P18">{u'(': 5, u'+': 4, u'o': 3, u'&amp;gt;': 10}</text:p>
      <text:p text:style-name="P18"><text:span text:style-name="balise">&lt;/taille&gt;</text:span></text:p>
      <text:p text:style-name="P18"><text:span text:style-name="balise">&lt;style_point&gt;</text:span></text:p>
      <text:p text:style-name="P18">u'+'</text:p>
      <text:p text:style-name="P18"><text:span text:style-name="balise">&lt;/style_point&gt;</text:span></text:p>
      <text:p text:style-name="P18"><text:span text:style-name="balise">&lt;resolution&gt;</text:span></text:p>
      <text:p text:style-name="P18">1000</text:p>
      <text:p text:style-name="P18"><text:span text:style-name="balise">&lt;/resolution&gt;</text:span></text:p>
      <text:p text:style-name="P18"><text:span text:style-name="balise">&lt;affiche_fleches&gt;</text:span></text:p>
      <text:p text:style-name="P18">True</text:p>
      <text:p text:style-name="P18"><text:span text:style-name="balise">&lt;/affiche_fleches&gt;</text:span></text:p>
      <text:p text:style-name="P18"><text:span text:style-name="balise">&lt;liste_axes&gt;</text:span></text:p>
      <text:p text:style-name="P18">(0, 1)</text:p>
      <text:p text:style-name="P18"><text:span text:style-name="balise">&lt;/liste_axes&gt;</text:span></text:p>
      <text:p text:style-name="P18"><text:span text:style-name="balise">&lt;affiche_quadrillage&gt;</text:span></text:p>
      <text:p text:style-name="P18">True</text:p>
      <text:p text:style-name="P18"><text:span text:style-name="balise">&lt;/affiche_quadrillage&gt;</text:span></text:p>
      <text:p text:style-name="P18"><text:span text:style-name="balise">&lt;quadrillages&gt;</text:span></text:p>
      <text:p text:style-name="P18">(((None, None), u':', 0.5, u'k'),)</text:p>
      <text:p text:style-name="P18"><text:span text:style-name="balise">&lt;/quadrillages&gt;</text:span></text:p>
      <text:p text:style-name="P18"><text:span text:style-name="balise">&lt;orthonorme&gt;</text:span></text:p>
      <text:p text:style-name="P18">False</text:p>
      <text:p text:style-name="P18"><text:span text:style-name="balise">&lt;/orthonorme&gt;</text:span></text:p>
      <text:p text:style-name="P18"><text:span text:style-name="balise">&lt;utiliser_repere&gt;</text:span></text:p>
      <text:p text:style-name="P18">False</text:p>
      <text:p text:style-name="P18"><text:span text:style-name="balise">&lt;/utiliser_repere&gt;</text:span></text:p>
      <text:p text:style-name="P18"><text:span text:style-name="balise">&lt;gradu&gt;</text:span></text:p>
      <text:p text:style-name="P18">(5, 0.25)</text:p>
      <text:p text:style-name="P18"><text:span text:style-name="balise">&lt;/gradu&gt;</text:span></text:p>
      <text:p text:style-name="P18"><text:span text:style-name="balise">&lt;repere&gt;</text:span></text:p>
      <text:p text:style-name="P18">(u'O', u'I', u'J')</text:p>
      <text:p text:style-name="P18"><text:span text:style-name="balise">&lt;/repere&gt;</text:span></text:p>
      <text:p text:style-name="P18"><text:span text:style-name="balise">&lt;affiche_axes&gt;</text:span></text:p>
      <text:p text:style-name="P18">True</text:p>
      <text:p text:style-name="P18"><text:span text:style-name="balise">&lt;/affiche_axes&gt;</text:span></text:p>
      <text:p text:style-name="P18"><text:span text:style-name="balise_20_racine">&lt;/Affichage&gt;</text:span></text:p>
      <text:p text:style-name="P18"><text:span text:style-name="balise_20_racine">&lt;Figure&gt;</text:span></text:p>
      <text:p text:style-name="P18"><text:span text:style-name="python">set_fenetre(-4.4027688208864504, 41.35652998191523, -0.1667630740360061, 1.6113870626714206)</text:span></text:p>
      <text:p text:style-name="P18"><text:span text:style-name="python">M7=Point(Variable(28.0),Variable(0.93), **{'style': '+', 'couleur': 'b', 'taille': 8, 'epaisseur': 1.0, 'label': '', 'visible': True, 'fixe': False})</text:span></text:p>
      <text:p text:style-name="P18"><text:span text:style-name="python">_E=Point(Variable(30.0),Variable(0.974), **{'style': '+', 'couleur': 'b', 'taille': 8, 'epaisseur': 1.0, 'label': '', 'legende': 1, 'visible': True, 'fixe': False})</text:span></text:p>
      <text:p text:style-name="P18"><text:span text:style-name="python">_D=Point(Variable(25.0),Variable(0.844), **{'style': '+', 'couleur': 'b', 'taille': 8, 'epaisseur': 1.0, 'label': '', 'legende': 1, 'visible': True, 'fixe': False})</text:span></text:p>
      <text:p text:style-name="P18"><text:span text:style-name="python">_A=Point(Variable(18.0),Variable(0.662), **{'style': '+', 'couleur': 'b', 'taille': 8, 'epaisseur': 1.0, 'label': '', 'legende': 1, 'visible': True, 'fixe': False})</text:span></text:p>
      <text:p text:style-name="P18"><text:span text:style-name="python">M10=Point(Variable(36.0),Variable(1.1), **{'style': '+', 'couleur': 'b', 'taille': 8, 'epaisseur': 1.0, 'label': '', 'visible': True, 'fixe': False})</text:span></text:p>
      <text:p text:style-name="P18"><text:span text:style-name="python">t=Texte('aire en m2',Variable(-2.19384913265),Variable(1.19779420293), **{'style': 'normal', 'angle': 0, 'extra': {'rotation': 90}, 'couleur': 'k', 'taille': 12.0, 'epaisseur': 4, 'label': 'Aire en m2', 'visible': True, 'famille': 'sans-serif'})</text:span></text:p>
      <text:p text:style-name="P18"><text:span text:style-name="python">M2=Point(Variable(8.0),Variable(0.4), **{'style': '+', 'couleur': 'b', 'taille': 8, 'epaisseur': 1.0, 'label': '', 'visible': True, 'fixe': False})</text:span></text:p>
      <text:p text:style-name="P18"><text:span text:style-name="python">M4=Point(Variable(16.0),Variable(0.64), **{'style': '+', 'couleur': 'b', 'taille': 8, 'epaisseur': 1.0, 'label': '', 'visible': True, 'fixe': False})</text:span></text:p>
      <text:p text:style-name="P18"><text:span text:style-name="python">M3=Point(Variable(12.0),Variable(0.5), **{'style': '+', 'couleur': 'b', 'taille': 8, 'epaisseur': 1.0, 'label': '', 'visible': True, 'fixe': False})</text:span></text:p>
      <text:p text:style-name="P18"><text:span text:style-name="python">M6=Point(Variable(24.0),Variable(0.84), **{'style': '+', 'couleur': 'b', 'taille': 8, 'epaisseur': 1.0, 'label': '', 'visible': True, 'fixe': False})</text:span></text:p>
      <text:p text:style-name="P18"><text:span text:style-name="python">M8=Point(Variable(30.0),Variable(0.98), **{'style': '+', 'couleur': 'b', 'taille': 8, 'epaisseur': 1.0, 'label': '', 'visible': True, 'fixe': False})</text:span></text:p>
      <text:p text:style-name="P18"><text:span text:style-name="python">M1=Point(Variable(4.0),Variable(0.25), **{'style': '+', 'couleur': 'b', 'taille': 8, 'epaisseur': 1.0, 'label': '', 'visible': True, 'fixe': False})</text:span></text:p>
      <text:p text:style-name="P18"><text:span text:style-name="python">G=Point(Variable(21.0),Variable(0.74), **{'style': '+', 'couleur': 'b', 'taille': 8, 'epaisseur': 1.0, 'label': '', 'legende': 1, 'visible': True, 'fixe': False})</text:span></text:p>
      <text:p text:style-name="P18"><text:span text:style-name="python">M9=Point(Variable(32.0),Variable(1.02), **{'style': '+', 'couleur': 'b', 'taille': 8, 'epaisseur': 1.0, 'label': '', 'visible': True, 'fixe': False})</text:span></text:p>
      <text:p text:style-name="P18"><text:span text:style-name="python">M5=Point(Variable(20.0),Variable(0.74), **{'style': '+', 'couleur': 'b', 'taille': 8, 'epaisseur': 1.0, 'label': '', 'visible': True, 'fixe': False})</text:span></text:p>
      <text:p text:style-name="P18"><text:span text:style-name="python">s=Texte('Poids en kg',Variable(35.7987204107),Variable(-0.0763486603051), **{'style': 'normal', 'angle': 0, 'couleur': 'k', 'taille': 12.0, 'epaisseur': 4, 'label': 'Poids en kg', 'visible': True, 'famille': 'sans-serif'})</text:span></text:p>
      <text:p text:style-name="P18"><text:span text:style-name="python">C1=Point(Variable(0.0),Variable('_D.y'), **{'style': '+', 'couleur': 'b', 'taille': 8, 'epaisseur': 1.0, 'label': '0.84', 'visible': True, 'fixe': False})</text:span></text:p>
      <text:p text:style-name="P18"><text:span text:style-name="python">C2=Point(Variable(0.0),Variable('_E.y'), **{'style': '+', 'couleur': 'b', 'taille': 8, 'epaisseur': 1.0, 'label': '0.97', 'visible': True, 'fixe': False})</text:span></text:p>
      <text:p text:style-name="P18"><text:span text:style-name="python">B2=Point(Variable('_E.x'),Variable(0.0), **{'style': '+', 'couleur': 'b', 'taille': 8, 'epaisseur': 1.0, 'label': '', 'legende': 1, 'visible': True, 'fixe': False})</text:span></text:p>
      <text:p text:style-name="P18"><text:span text:style-name="python">B1=Point(Variable('_D.x'),Variable(0.0), **{'style': '+', 'couleur': 'b', 'taille': 8, 'epaisseur': 1.0, 'label': '30', 'visible': True, 'fixe': False})</text:span></text:p>
      <text:p text:style-name="P18"><text:span text:style-name="python">C=Point(Variable(0.0),Variable('_A.y'), **{'style': '+', 'couleur': 'b', 'taille': 8, 'epaisseur': 1.0, 'label': '0.66', 'visible': True, 'fixe': False})</text:span></text:p>
      <text:p text:style-name="P18"><text:span text:style-name="python">B=Point(Variable('_A.x'),Variable(0.0), **{'style': '+', 'couleur': 'b', 'taille': 8, 'epaisseur': 1.0, 'label': '18', 'visible': True, 'fixe': False})</text:span></text:p>
      <text:p text:style-name="P18"><text:span text:style-name="python">BA=Segment(B,_A, **{'visible': True, 'style': '--', 'couleur': 'g', 'epaisseur': 1.0, 'label': None})</text:span></text:p>
      <text:p text:style-name="P18"><text:span text:style-name="python">v=Segment(C1,_D, **{'visible': True, 'style': '--', 'couleur': 'g', 'epaisseur': 1.0, 'label': None})</text:span></text:p>
      <text:p text:style-name="P18"><text:span text:style-name="python">CA=Segment(C,_A, **{'visible': True, 'style': '--', 'couleur': 'g', 'epaisseur': 1.0, 'label': None})</text:span></text:p>
      <text:p text:style-name="P18"><text:span text:style-name="python">h=Segment(B1,B2, **{'visible': True, 'style': '-', 'couleur': 'g', 'epaisseur': 2, 'label': None})</text:span></text:p>
      <text:p text:style-name="P18"><text:span text:style-name="python">n=Segment(C1,C2, **{'visible': True, 'style': '-', 'couleur': 'g', 'epaisseur': 2, 'label': None})</text:span></text:p>
      <text:p text:style-name="P18"><text:span text:style-name="python">l=Segment(C2,_E, **{'visible': True, 'style': '--', 'couleur': 'g', 'epaisseur': 1.0, 'label': None})</text:span></text:p>
      <text:p text:style-name="P18"><text:span text:style-name="python">m=Segment(B2,_E, **{'visible': True, 'style': '--', 'couleur': 'g', 'epaisseur': 1.0, 'label': None})</text:span></text:p>
      <text:p text:style-name="P18"><text:span text:style-name="python">u=Segment(B1,_D, **{'visible': True, 'style': '--', 'couleur': 'g', 'epaisseur': 1.0, 'label': None})</text:span></text:p>
      <text:p text:style-name="P18"><text:span text:style-name="balise_20_racine">&lt;/Figure&gt;</text:span></text:p>
      <text:p text:style-name="P14">&lt;/Document&gt;</text:p>
      <text:p text:style-name="P19"/>
      <text:p text:style-name="Text_20_body"/>
      <text:p text:style-name="Text_20_body"/>
      <text:h text:style-name="Heading_20_1" text:outline-level="1">III. « Document Type Definition »</text:h>
      <text:h text:style-name="Heading_20_2" text:outline-level="2">1. Notes</text:h>
      <text:p text:style-name="Text_20_body">Version 0.1 du « Document Type Definition ».<text:line-break/><text:line-break/>Ce « Document Type Definition » est provisoire.<text:line-break/>D'une part, je maîtrise mal le sujet, et il se peut que malgré mes soins, il soit incorrect sur la forme.<text:line-break/>D'autre part, le format de fichier .geo est appelé à évoluer.</text:p>
      <text:p text:style-name="Text_20_body">Il est à noter également qu'il est incomplet, dans la mesure où chaque développeur de module pourra rajouter ses propres balises, sous réserves de respecter les contraintes formelles mentionnées plus haut (section I.).</text:p>
      <text:p text:style-name="Text_20_body"/>
      <text:h text:style-name="Heading_20_2" text:outline-level="2">2. Contenu</text:h>
      <text:p text:style-name="Text_20_body">A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left="4.3cm" fo:margin-right="4.3cm" fo:margin-top="0.423cm" fo:margin-bottom="0.212cm" fo:text-align="center" style:justify-single-word="false" fo:text-indent="0cm" style:auto-text-indent="false" fo:background-color="transparent" fo:padding="0.25cm" fo:border="0.002cm solid #000000" style:shadow="#808080 0.18cm 0.18cm" fo:keep-with-next="always" style:vertical-align="middle" style:join-border="false">
        <style:tab-stops/>
        <style:background-image/>
      </style:paragraph-properties>
      <style:text-properties style:font-name="Arial" fo:font-size="22pt" fo:font-style="italic"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3cm" fo:margin-top="0.42cm" fo:margin-bottom="1.011cm" fo:text-align="start" style:justify-single-word="false" fo:text-indent="0cm" style:auto-text-indent="false" fo:background-color="transparent" fo:padding="0.049cm" fo:border-left="none" fo:border-right="none" fo:border-top="0.035cm solid #000000" fo:border-bottom="0.035cm solid #000000" style:shadow="none">
        <style:background-image/>
      </style:paragraph-properties>
      <style:text-properties fo:font-size="22pt" fo:font-style="normal"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7.999cm" fo:text-align="start" style:justify-single-word="false" fo:text-indent="0cm" style:auto-text-indent="false" fo:background-color="transparent" fo:padding="0.25cm" fo:border-left="none" fo:border-right="none" fo:border-top="0.002cm solid #000000" fo:border-bottom="0.002cm solid #000000"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text-scale="100%"/>
    </style:style>
    <style:style style:name="Heading_20_3" style:display-name="Heading 3" style:family="paragraph" style:parent-style-name="Heading" style:next-style-name="Text_20_body" style:class="text" style:default-outline-level="3">
      <style:paragraph-properties fo:margin-left="0cm" fo:margin-right="0cm" fo:text-align="start" style:justify-single-word="false" fo:text-indent="0cm" style:auto-text-indent="false" fo:background-color="transparent" fo:padding="0cm" fo:border="none" style:shadow="none">
        <style:background-image/>
      </style:paragraph-properties>
      <style:text-properties fo:font-size="12pt" style:text-underline-style="solid" style:text-underline-width="auto" style:text-underline-color="font-color"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de" style:family="paragraph" style:class="text">
      <style:paragraph-properties fo:background-color="#ffffcc" style:shadow="none">
        <style:background-image/>
      </style:paragraph-properties>
      <style:text-properties style:font-name="Courier New"/>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nom_20_réservé" style:display-name="nom réservé" style:family="text">
      <style:text-properties fo:color="#280099" fo:font-weight="bold"/>
    </style:style>
    <style:style style:name="nom_20_objet" style:display-name="nom objet" style:family="text">
      <style:text-properties fo:color="#008080" fo:font-weight="bold"/>
    </style:style>
    <style:style style:name="chaine" style:family="text">
      <style:text-properties fo:color="#cc6633"/>
    </style:style>
    <style:style style:name="commentaire" style:family="text">
      <style:text-properties fo:color="#008000"/>
    </style:style>
    <style:style style:name="balise_20_racine" style:display-name="balise racine" style:family="text">
      <style:text-properties fo:color="#000080" style:font-name="Courier New" fo:font-weight="bold" style:font-weight-asian="bold" style:font-weight-complex="bold"/>
    </style:style>
    <style:style style:name="python" style:family="text">
      <style:text-properties fo:color="#355e00" style:font-name="Courier New"/>
    </style:style>
    <style:style style:name="balise" style:family="text">
      <style:text-properties fo:color="#000080" style:font-name="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Nicolas Pourcelot</meta:initial-creator>
    <meta:creation-date>2006-02-14T23:13:37</meta:creation-date>
    <dc:date>2006-11-15T20:35:03</dc:date>
    <dc:language>fr-FR</dc:language>
    <meta:editing-cycles>221</meta:editing-cycles>
    <meta:editing-duration>PT15H19M20S</meta:editing-duration>
    <meta:user-defined meta:name="Info 1"/>
    <meta:user-defined meta:name="Info 2"/>
    <meta:user-defined meta:name="Info 3"/>
    <meta:user-defined meta:name="Info 4"/>
    <meta:document-statistic meta:table-count="0" meta:image-count="0" meta:object-count="1" meta:page-count="12" meta:paragraph-count="366" meta:word-count="2691" meta:character-count="196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1cm"/>
    </style:style>
    <style:style style:name="co2" style:family="table-column">
      <style:table-column-properties fo:break-before="auto" style:column-width="3.016cm"/>
    </style:style>
    <style:style style:name="co3" style:family="table-column">
      <style:table-column-properties fo:break-before="auto" style:column-width="7.22cm"/>
    </style:style>
    <style:style style:name="co4" style:family="table-column">
      <style:table-column-properties fo:break-before="auto" style:column-width="6.544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8cm" fo:break-before="auto" style:use-optimal-row-height="true"/>
    </style:style>
    <style:style style:name="ro3" style:family="table-row">
      <style:table-row-properties style:row-height="0.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center" fo:margin-left="0cm"/>
      <style:text-properties fo:font-weight="bold"/>
    </style:style>
    <style:style style:name="ce2"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center" fo:margin-left="0cm"/>
    </style:style>
    <style:style style:name="ce3"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center" fo:margin-left="0cm"/>
      <style:text-properties fo:color="#4c4c4c" fo:font-style="normal"/>
    </style:style>
    <style:style style:name="ce4"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center" fo:margin-left="0cm"/>
      <style:text-properties fo:color="#4c4c4c" fo:font-style="normal"/>
    </style:style>
    <style:style style:name="ce5"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center" fo:margin-left="0cm"/>
      <style:text-properties fo:font-style="italic"/>
    </style:style>
    <style:style style:name="ce6"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center" fo:margin-left="0cm"/>
      <style:text-properties fo:color="#4c4c4c"/>
    </style:style>
    <style:style style:name="ce7"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center" fo:margin-left="0cm"/>
      <style:text-properties fo:color="#4c4c4c" fo:font-style="italic"/>
    </style:style>
    <style:style style:name="ce8"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fo:margin-left="0cm"/>
      <style:text-properties fo:font-style="normal"/>
    </style:style>
    <style:style style:name="ce9"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fo:margin-left="0cm"/>
      <style:text-properties fo:color="#4c4c4c" fo:font-style="normal"/>
    </style:style>
    <style:style style:name="ce10"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start" fo:margin-left="0cm"/>
      <style:text-properties fo:color="#4c4c4c" fo:font-style="normal"/>
    </style:style>
    <style:style style:name="ce11"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fo:margin-left="0cm"/>
    </style:style>
    <style:style style:name="ce12"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fo:margin-left="0cm"/>
      <style:text-properties fo:color="#4c4c4c"/>
    </style:style>
    <style:style style:name="ce13"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start" fo:margin-left="0cm"/>
      <style:text-properties fo:color="#4c4c4c"/>
    </style:style>
  </office:automatic-styles>
  <office:body>
    <office:spreadsheet>
      <table:table table:name="Feuille1" table:style-name="ta1" table:print="false">
        <table:table-column table:style-name="co1" table:default-cell-style-name="ce2"/>
        <table:table-column table:style-name="co2" table:default-cell-style-name="ce5"/>
        <table:table-column table:style-name="co3" table:default-cell-style-name="ce8"/>
        <table:table-column table:style-name="co4" table:default-cell-style-name="ce11"/>
        <table:table-row table:style-name="ro1">
          <table:table-cell table:style-name="ce1" office:value-type="string">
            <text:p>Balise</text:p>
          </table:table-cell>
          <table:table-cell table:style-name="ce1" office:value-type="string">
            <text:p>Module</text:p>
          </table:table-cell>
          <table:table-cell table:style-name="ce1" office:value-type="string">
            <text:p>Contenu</text:p>
          </table:table-cell>
          <table:table-cell table:style-name="ce1" office:value-type="string">
            <text:p>Commentaires</text:p>
          </table:table-cell>
        </table:table-row>
        <table:table-row table:style-name="ro1">
          <table:table-cell office:value-type="string">
            <text:p>&lt;Affichage&gt;</text:p>
          </table:table-cell>
          <table:table-cell office:value-type="string">
            <text:p>API graphique</text:p>
          </table:table-cell>
          <table:table-cell office:value-type="string">
            <text:p>Paramètres d'affichage de la feuille.</text:p>
          </table:table-cell>
          <table:table-cell office:value-type="string">
            <text:p>Utilisé par tous les modules graphiques.</text:p>
          </table:table-cell>
        </table:table-row>
        <table:table-row table:style-name="ro2">
          <table:table-cell office:value-type="string">
            <text:p>&lt;Courbe&gt;</text:p>
          </table:table-cell>
          <table:table-cell table:style-name="ce2" office:value-type="string">
            <text:p>Traceur</text:p>
          </table:table-cell>
          <table:table-cell office:value-type="string">
            <text:p>Équation et paramètres d'affichage d'une</text:p>
            <text:p>courbe.</text:p>
          </table:table-cell>
          <table:table-cell office:value-type="string">
            <text:p>Occurrences multiples.</text:p>
            <text:p>Seront regroupées dans &lt;Courbes&gt; ?</text:p>
          </table:table-cell>
        </table:table-row>
        <table:table-row table:style-name="ro1">
          <table:table-cell office:value-type="string">
            <text:p>&lt;Figure&gt;</text:p>
          </table:table-cell>
          <table:table-cell office:value-type="string">
            <text:p>API graphique</text:p>
          </table:table-cell>
          <table:table-cell office:value-type="string">
            <text:p>Code python permettant de générer une figure.</text:p>
          </table:table-cell>
          <table:table-cell office:value-type="string">
            <text:p>Utilisé par tous les modules graphiques.</text:p>
          </table:table-cell>
        </table:table-row>
        <table:table-row table:style-name="ro1">
          <table:table-cell office:value-type="string">
            <text:p>&lt;Diagramme&gt;</text:p>
          </table:table-cell>
          <table:table-cell table:style-name="ce2" office:value-type="string">
            <text:p>Statistiques</text:p>
          </table:table-cell>
          <table:table-cell office:value-type="string">
            <text:p>Données propres à un diagramme.</text:p>
          </table:table-cell>
          <table:table-cell/>
        </table:table-row>
        <table:table-row table:style-name="ro2">
          <table:table-cell office:value-type="string">
            <text:p>&lt;Macro&gt;</text:p>
          </table:table-cell>
          <table:table-cell office:value-type="string">
            <text:p>API graphique</text:p>
          </table:table-cell>
          <table:table-cell office:value-type="string">
            <text:p>Bloc de code python.</text:p>
          </table:table-cell>
          <table:table-cell office:value-type="string">
            <text:p>Utilisé par certains modules graphiques.</text:p>
            <text:p>Va très probablement évoluer...</text:p>
          </table:table-cell>
        </table:table-row>
        <table:table-row table:style-name="ro1">
          <table:table-cell table:style-name="ce3" office:value-type="string">
            <text:p>&lt;Calculatrice&gt;</text:p>
          </table:table-cell>
          <table:table-cell table:style-name="ce6" office:value-type="string">
            <text:p>Calculatrice</text:p>
          </table:table-cell>
          <table:table-cell table:style-name="ce9" office:value-type="string">
            <text:p>Sauvegarde de l'état de la calculatrice.</text:p>
          </table:table-cell>
          <table:table-cell table:style-name="ce12" office:value-type="string">
            <text:p>Réservée d'avance...</text:p>
          </table:table-cell>
        </table:table-row>
        <table:table-row table:style-name="ro1">
          <table:table-cell table:style-name="ce3" office:value-type="string">
            <text:p>&lt;Courbes&gt;</text:p>
          </table:table-cell>
          <table:table-cell table:style-name="ce6" office:value-type="string">
            <text:p>Traceur</text:p>
          </table:table-cell>
          <table:table-cell table:style-name="ce9"/>
          <table:table-cell table:style-name="ce12" office:value-type="string">
            <text:p>Réservée d'avance...</text:p>
          </table:table-cell>
        </table:table-row>
        <table:table-row table:style-name="ro3">
          <table:table-cell table:style-name="ce3" office:value-type="string">
            <text:p>&lt;Meta&gt;</text:p>
          </table:table-cell>
          <table:table-cell table:style-name="ce6" office:value-type="string">
            <text:p>API graphique</text:p>
          </table:table-cell>
          <table:table-cell table:style-name="ce9" office:value-type="string">
            <text:p>Information diverses sur le document de travail.</text:p>
            <text:p>(Titre, auteur, date, description...)</text:p>
          </table:table-cell>
          <table:table-cell table:style-name="ce12" office:value-type="string">
            <text:p>Réservée d'avance...</text:p>
          </table:table-cell>
        </table:table-row>
        <table:table-row table:style-name="ro1">
          <table:table-cell table:style-name="ce4" office:value-type="string">
            <text:p>&lt;Macros&gt;</text:p>
          </table:table-cell>
          <table:table-cell table:style-name="ce7" office:value-type="string">
            <text:p>API graphique</text:p>
          </table:table-cell>
          <table:table-cell table:style-name="ce10"/>
          <table:table-cell table:style-name="ce13" office:value-type="string">
            <text:p>Réservée d'avanc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fr" style:country-asian="FR" style:font-name-complex="Tahoma" style:language-complex="fr" style:country-complex="F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15">15/11/2006</text:date>, <text:time>20:20:02</text:time></text:p>
        </style:region-right>
      </style:header>
      <style:header-left style:display="false"/>
      <style:footer>
        <text:p>Page <text:page-number>1</text:page-number> / <text:page-count>99</text:page-count></text:p>
      </style:footer>
      <style:footer-left style:display="false"/>
    </style:master-page>
  </office:master-styles>
</office:document-styles>
</file>